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 loext:decorative="false"/>
    </style:style>
    <style:style style:name="gr4" style:family="graphic" style:parent-style-name="standard">
      <style:graphic-properties draw:stroke="none" svg:stroke-width="0.25cm" svg:stroke-color="#000000" draw:marker-start-width="0.575cm" draw:marker-end-width="0.575cm" draw:fill="none" draw:fill-color="#ffffff" draw:auto-grow-height="false" fo:min-height="1.25cm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 loext:decorative="false"/>
    </style:style>
    <style:style style:name="gr8" style:family="graphic" style:parent-style-name="standard">
      <style:graphic-properties svg:stroke-width="0.05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style:protect="size" loext:decorative="false"/>
    </style:style>
    <style:style style:name="gr9" style:family="graphic">
      <style:graphic-properties style:writing-mode="lr-tb" loext:decorative="false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svg:stroke-width="0cm" svg:stroke-color="#000000" draw:marker-start="" draw:marker-start-width="0.2cm" draw:marker-end="Arrow_20_concave" draw:marker-end-width="0.2cm" draw:textarea-vertical-align="middle" fo:padding-top="0.125cm" fo:padding-bottom="0.125cm" fo:padding-left="0.25cm" fo:padding-right="0.25cm" loext:decorative="false"/>
    </style:style>
    <style:style style:name="gr1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objectwithoutfill">
      <style:graphic-properties svg:stroke-color="#000000" draw:marker-start="Arrow_20_concave" draw:marker-end="" draw:marker-end-width="0.2cm" draw:fill="none" draw:textarea-vertical-align="middle" loext:decorative="false"/>
    </style:style>
    <style:style style:name="gr14" style:family="graphic" style:parent-style-name="standard">
      <style:graphic-properties svg:stroke-width="0cm" svg:stroke-color="#000000" draw:marker-start="Arrow_20_concave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5" style:family="graphic" style:parent-style-name="objectwithoutfill">
      <style:graphic-properties svg:stroke-color="#000000" draw:marker-end="Arrow_20_concave" draw:marker-end-width="0.2cm" draw:fill="none" draw:textarea-vertical-align="middle" loext:decorative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3.174cm" fo:min-width="5.843cm" loext:decorative="false"/>
    </style:style>
    <style:style style:name="gr17" style:family="graphic" style:parent-style-name="standard">
      <style:graphic-properties draw:stroke="none" draw:fill="none" fo:min-height="1.279cm" loext:decorative="false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9" style:family="graphic" style:parent-style-name="standard">
      <style:graphic-properties draw:stroke="none" svg:stroke-color="#000000" draw:fill="none" draw:fill-color="#ffffff" fo:min-height="0.50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93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2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33cm" fo:min-width="5.89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2cm" fo:min-width="1.137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3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93cm" fo:min-width="1.155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4cm" fo:min-width="1.137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1.843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27.65cm" fo:min-width="19.117cm" loext:decorative="false"/>
    </style:style>
    <style:style style:name="gr44" style:family="graphic" style:parent-style-name="standard">
      <style:graphic-properties draw:stroke="none" draw:fill="none" fo:min-height="2.695cm" loext:decorative="false"/>
      <style:paragraph-properties style:writing-mode="lr-tb"/>
    </style:style>
    <style:style style:name="gr4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204cm" fo:wrap-option="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1.262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50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5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4" style:family="graphic" style:parent-style-name="standard">
      <style:graphic-properties draw:fill="none" loext:fill-use-slide-background="false" draw:textarea-horizontal-align="justify" draw:textarea-vertical-align="middle" draw:auto-grow-height="false" fo:min-height="1.973cm" fo:min-width="7.12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1.652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linecap="butt" draw:fill="none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1.237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.177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1.107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006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1.10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in-height="1.577cm" loext:decorative="false"/>
      <style:paragraph-properties style:writing-mode="lr-tb"/>
    </style:style>
    <style:style style:name="gr6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3.081cm" fo:min-width="9.814cm" loext:decorative="false"/>
    </style:style>
    <style:style style:name="gr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008cm" fo:min-width="2.791cm" loext:decorative="false"/>
    </style:style>
    <style:style style:name="gr7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2cm" fo:min-width="1.862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896cm" fo:min-width="2.639cm" style:writing-mode="lr-tb" loext:decorative="false"/>
      <style:paragraph-properties style:writing-mode="lr-tb"/>
    </style:style>
    <style:style style:name="gr7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38cm" fo:min-width="1.862cm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679cm" fo:min-width="2.842cm" style:writing-mode="lr-tb" loext:decorative="false"/>
      <style:paragraph-properties style:writing-mode="lr-tb"/>
    </style:style>
    <style:style style:name="gr7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88cm" fo:min-width="2.052cm" style:writing-mode="lr-tb" loext:decorative="false"/>
      <style:paragraph-properties style:writing-mode="lr-tb"/>
    </style:style>
    <style:style style:name="gr7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47cm" fo:min-width="2.819cm" loext:decorative="false"/>
    </style:style>
    <style:style style:name="gr7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45cm" fo:min-width="1.862cm" style:writing-mode="lr-tb" loext:decorative="false"/>
      <style:paragraph-properties style:writing-mode="lr-tb"/>
    </style:style>
    <style:style style:name="gr7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839cm" fo:min-width="2.642cm" style:writing-mode="lr-tb" loext:decorative="false"/>
      <style:paragraph-properties style:writing-mode="lr-tb"/>
    </style:style>
    <style:style style:name="gr7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56cm" fo:min-width="1.963cm" style:writing-mode="lr-tb" loext:decorative="false"/>
      <style:paragraph-properties style:writing-mode="lr-tb"/>
    </style:style>
    <style:style style:name="gr8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56cm" fo:min-width="2.279cm" style:writing-mode="lr-tb" loext:decorative="false"/>
      <style:paragraph-properties style:writing-mode="lr-tb"/>
    </style:style>
    <style:style style:name="gr81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loext:tab-stop-distance="0cm" style:writing-mode="lr-tb">
        <style:tab-stops/>
      </style:paragraph-properties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top="0.42cm" fo:margin-bottom="0.35cm"/>
      <style:text-properties style:font-name="Liberation Mono"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font-size="8pt"/>
    </style:style>
    <style:style style:name="P17" style:family="paragraph">
      <style:paragraph-properties fo:text-align="center" loext:tab-stop-distance="0cm" style:writing-mode="lr-tb">
        <style:tab-stops/>
      </style:paragraph-properties>
    </style:style>
    <style:style style:name="P1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style:font-size-asian="18pt" style:font-size-complex="18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text-properties fo:font-size="12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style:font-name="Liberation Mono" fo:font-size="16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text-properties fo:font-size="12pt" fo:font-weight="bold"/>
    </style:style>
    <style:style style:name="P28" style:family="paragraph">
      <style:paragraph-properties fo:text-align="center" loext:tab-stop-distance="0cm" style:writing-mode="lr-tb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31" style:family="paragraph">
      <loext:graphic-properties draw:fill="none"/>
      <style:text-properties fo:font-size="10pt"/>
    </style:style>
    <style:style style:name="P32" style:family="paragraph">
      <loext:graphic-properties draw:fill="none" draw:fill-color="#ffffff"/>
      <style:text-properties fo:font-size="10pt" style:font-size-asian="12pt" style:font-size-complex="12pt"/>
    </style:style>
    <style:style style:name="P33" style:family="paragraph">
      <loext:graphic-properties draw:fill="none" draw:fill-color="#ffffff"/>
      <style:text-properties fo:font-size="10pt"/>
    </style:style>
    <style:style style:name="P34" style:family="paragraph">
      <style:paragraph-properties fo:text-align="center"/>
      <style:text-properties fo:font-size="14pt" fo:font-style="italic" style:font-size-asian="14pt" style:font-size-complex="14pt"/>
    </style:style>
    <style:style style:name="P35" style:family="paragraph">
      <loext:graphic-properties draw:fill="none"/>
      <style:paragraph-properties fo:text-align="center" style:writing-mode="lr-tb"/>
      <style:text-properties fo:font-size="14pt" fo:font-style="italic" style:font-size-asian="14pt" style:font-size-complex="14pt"/>
    </style:style>
    <style:style style:name="P36" style:family="paragraph">
      <loext:graphic-properties draw:fill="none" draw:fill-color="#ffffff"/>
    </style:style>
    <style:style style:name="P37" style:family="paragraph">
      <style:paragraph-properties fo:margin-left="0cm" fo:margin-right="0cm" fo:text-indent="0cm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solid" draw:fill-color="#000000"/>
      <style:paragraph-properties fo:text-align="center"/>
      <style:text-properties fo:font-weight="bold"/>
    </style:style>
    <style:style style:name="P40" style:family="paragraph">
      <loext:graphic-properties draw:fill="none"/>
      <style:paragraph-properties fo:text-align="center"/>
      <style:text-properties fo:font-weight="bold"/>
    </style:style>
    <style:style style:name="P41" style:family="paragraph">
      <loext:graphic-properties draw:fill="none" draw:fill-color="#ffffff"/>
      <style:text-properties fo:font-size="10pt" style:font-size-asian="10pt" style:font-size-complex="10pt"/>
    </style:style>
    <style:style style:name="P42" style:family="paragraph">
      <style:paragraph-properties fo:text-align="center"/>
      <style:text-properties fo:font-size="12pt"/>
    </style:style>
    <style:style style:name="P43" style:family="paragraph">
      <loext:graphic-properties draw:fill="none"/>
      <style:paragraph-properties fo:text-align="center" style:writing-mode="lr-tb"/>
      <style:text-properties fo:font-size="12pt"/>
    </style:style>
    <style:style style:name="P44" style:family="paragraph">
      <style:paragraph-properties fo:text-align="center"/>
      <style:text-properties fo:font-size="12pt" style:font-size-asian="13pt" style:font-size-complex="13pt"/>
    </style:style>
    <style:style style:name="P45" style:family="paragraph">
      <loext:graphic-properties draw:fill="none"/>
      <style:paragraph-properties fo:text-align="center" style:writing-mode="lr-tb"/>
      <style:text-properties fo:font-size="12pt" style:font-size-asian="13pt" style:font-size-complex="13pt"/>
    </style:style>
    <style:style style:name="P4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7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48" style:family="paragraph">
      <style:paragraph-properties fo:text-align="center"/>
      <style:text-properties fo:font-size="12pt" style:font-size-asian="12pt" style:font-size-complex="12pt"/>
    </style:style>
    <style:style style:name="P49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Liberation Mono" fo:font-size="10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/>
    </style:style>
    <style:style style:name="T12" style:family="text">
      <style:text-properties style:font-name="Liberation Mono" fo:font-size="10pt" style:font-size-asian="18pt" style:font-size-complex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Liberation Mono" fo:font-size="16pt" style:font-size-asian="10pt" style:font-size-complex="10pt"/>
    </style:style>
    <style:style style:name="T18" style:family="text">
      <style:text-properties fo:font-size="12pt" fo:font-weight="bold"/>
    </style:style>
    <style:style style:name="T19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0pt" style:font-size-asian="12pt" style:font-size-complex="12pt"/>
    </style:style>
    <style:style style:name="T21" style:family="text">
      <style:text-properties fo:font-size="10pt"/>
    </style:style>
    <style:style style:name="T22" style:family="text">
      <style:text-properties fo:font-size="14pt" fo:font-style="italic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9pt" style:font-size-asian="13pt" style:font-size-complex="13pt"/>
    </style:style>
    <style:style style:name="T25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mplate" draw:style-name="dp1" draw:master-page-name="Default">
        <draw:g draw:style-name="gr1">
          <draw:custom-shape draw:style-name="gr2" draw:text-style-name="P1" draw:layer="layout" svg:width="0.4cm" svg:height="0.4cm" svg:x="2.526cm" svg:y="2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2.426cm" svg:y="2.7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4" draw:layer="layout" svg:width="8.31cm" svg:height="1.479cm" svg:x="11.605cm" svg:y="12.077cm">
          <draw:text-box>
            <text:p text:style-name="P3"><text:span text:style-name="T1">Composite State</text:span></text:p>
          </draw:text-box>
        </draw:frame>
        <draw:rect draw:style-name="gr5" draw:text-style-name="P2" draw:layer="layout" svg:width="8.31cm" svg:height="5.374cm" svg:x="11.58cm" svg:y="12.101cm" draw:corner-radius="0.5cm">
          <text:p/>
        </draw:rect>
        <draw:line draw:style-name="gr6" draw:text-style-name="P2" draw:layer="layout" svg:x1="11.581cm" svg:y1="12.955cm" svg:x2="19.884cm" svg:y2="12.953cm">
          <text:p/>
        </draw:line>
        <draw:custom-shape draw:style-name="gr7" draw:text-style-name="P1" draw:layer="layout" svg:width="0.4cm" svg:height="0.4cm" svg:x="2.419cm" svg:y="1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4cm" svg:height="0.4cm" svg:x="2.458cm" svg:y="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draw:custom-shape draw:style-name="gr8" draw:text-style-name="P5" draw:layer="layout" svg:width="0.4cm" svg:height="0.4cm" svg:x="2.354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0">
            <draw:line draw:style-name="gr6" draw:text-style-name="P2" draw:layer="layout" svg:x1="2.398cm" svg:y1="5.048cm" svg:x2="2.711cm" svg:y2="5.361cm">
              <text:p/>
            </draw:line>
            <draw:line draw:style-name="gr6" draw:text-style-name="P2" draw:layer="layout" svg:x1="2.708cm" svg:y1="5.037cm" svg:x2="2.382cm" svg:y2="5.362cm">
              <text:p/>
            </draw:line>
          </draw:g>
        </draw:g>
        <draw:g draw:style-name="gr10">
          <draw:line draw:style-name="gr11" draw:text-style-name="P6" draw:layer="layout" svg:x1="10.894cm" svg:y1="2.286cm" svg:x2="10.059cm" svg:y2="2.295cm">
            <text:p/>
          </draw:line>
          <draw:line draw:style-name="gr12" draw:text-style-name="P2" draw:layer="layout" svg:x1="10.021cm" svg:y1="1.97cm" svg:x2="10.029cm" svg:y2="2.627cm">
            <text:p/>
          </draw:line>
          <draw:line draw:style-name="gr13" draw:text-style-name="P2" draw:layer="layout" svg:x1="8.472cm" svg:y1="1.612cm" svg:x2="9.988cm" svg:y2="2.17cm">
            <text:p/>
          </draw:line>
          <draw:line draw:style-name="gr13" draw:text-style-name="P2" draw:layer="layout" svg:x1="8.631cm" svg:y1="2.96cm" svg:x2="9.996cm" svg:y2="2.445cm">
            <text:p/>
          </draw:line>
        </draw:g>
        <draw:g draw:style-name="gr9">
          <draw:g draw:style-name="gr10">
            <draw:line draw:style-name="gr14" draw:text-style-name="P6" draw:layer="layout" svg:x1="11.094cm" svg:y1="4.47cm" svg:x2="10.259cm" svg:y2="4.479cm">
              <text:p/>
            </draw:line>
            <draw:line draw:style-name="gr12" draw:text-style-name="P2" draw:layer="layout" svg:x1="10.221cm" svg:y1="4.154cm" svg:x2="10.229cm" svg:y2="4.811cm">
              <text:p/>
            </draw:line>
            <draw:line draw:style-name="gr15" draw:text-style-name="P2" draw:layer="layout" svg:x1="8.672cm" svg:y1="3.796cm" svg:x2="10.188cm" svg:y2="4.354cm">
              <text:p/>
            </draw:line>
            <draw:line draw:style-name="gr15" draw:text-style-name="P2" draw:layer="layout" svg:x1="8.831cm" svg:y1="5.144cm" svg:x2="10.196cm" svg:y2="4.629cm">
              <text:p/>
            </draw:line>
          </draw:g>
          <draw:g draw:style-name="gr10">
            <draw:line draw:style-name="gr14" draw:text-style-name="P6" draw:layer="layout" svg:x1="11.094cm" svg:y1="4.47cm" svg:x2="10.259cm" svg:y2="4.479cm">
              <text:p/>
            </draw:line>
            <draw:line draw:style-name="gr12" draw:text-style-name="P2" draw:layer="layout" svg:x1="10.221cm" svg:y1="4.154cm" svg:x2="10.229cm" svg:y2="4.811cm">
              <text:p/>
            </draw:line>
            <draw:line draw:style-name="gr15" draw:text-style-name="P2" draw:layer="layout" svg:x1="8.672cm" svg:y1="3.796cm" svg:x2="10.188cm" svg:y2="4.354cm">
              <text:p/>
            </draw:line>
            <draw:line draw:style-name="gr15" draw:text-style-name="P2" draw:layer="layout" svg:x1="8.831cm" svg:y1="5.144cm" svg:x2="10.196cm" svg:y2="4.629cm">
              <text:p/>
            </draw:line>
          </draw:g>
        </draw:g>
        <draw:g draw:style-name="gr10">
          <draw:line draw:style-name="gr6" draw:text-style-name="P2" draw:layer="layout" svg:x1="2.41cm" svg:y1="7.248cm" svg:x2="2.723cm" svg:y2="7.561cm">
            <text:p/>
          </draw:line>
          <draw:line draw:style-name="gr6" draw:text-style-name="P2" draw:layer="layout" svg:x1="2.72cm" svg:y1="7.237cm" svg:x2="2.394cm" svg:y2="7.562cm">
            <text:p/>
          </draw:line>
        </draw:g>
        <draw:g draw:style-name="gr9">
          <draw:g draw:style-name="gr9">
            <draw:custom-shape draw:style-name="gr16" draw:text-style-name="P2" draw:layer="layout" svg:width="6.343cm" svg:height="3.424cm" svg:x="1.324cm" svg:y="19.77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4.268cm" svg:y1="19.775cm" svg:x2="4.268cm" svg:y2="20.177cm">
              <text:p/>
            </draw:line>
            <draw:line draw:style-name="gr6" draw:text-style-name="P2" draw:layer="layout" svg:x1="1.302cm" svg:y1="20.633cm" svg:x2="3.939cm" svg:y2="20.636cm">
              <text:p/>
            </draw:line>
            <draw:line draw:style-name="gr6" draw:text-style-name="P2" draw:layer="layout" svg:x1="4.266cm" svg:y1="20.178cm" svg:x2="3.939cm" svg:y2="20.638cm">
              <text:p/>
            </draw:line>
          </draw:g>
          <draw:frame draw:style-name="gr17" draw:text-style-name="P8" draw:layer="layout" svg:width="2.975cm" svg:height="1.529cm" svg:x="1.315cm" svg:y="19.784cm">
            <draw:text-box>
              <text:p text:style-name="P7"><text:span text:style-name="T2">State machine</text:span></text:p>
            </draw:text-box>
          </draw:frame>
        </draw:g>
        <draw:custom-shape draw:style-name="gr18" draw:text-style-name="P2" draw:layer="layout" svg:width="0.6cm" svg:height="0.6cm" svg:x="2.339cm" svg:y="5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9" draw:layer="layout" svg:width="4.997cm" svg:height="0.751cm" svg:x="3.66cm" svg:y="1.348cm">
          <draw:text-box>
            <text:p><text:span text:style-name="T3">Initial State</text:span></text:p>
          </draw:text-box>
        </draw:frame>
        <draw:frame draw:style-name="gr20" draw:text-style-name="P9" draw:layer="layout" svg:width="2.373cm" svg:height="0.725cm" svg:x="3.716cm" svg:y="2.642cm">
          <draw:text-box>
            <text:p><text:span text:style-name="T3">End State</text:span></text:p>
          </draw:text-box>
        </draw:frame>
        <draw:frame draw:style-name="gr21" draw:text-style-name="P9" draw:layer="layout" svg:width="5.178cm" svg:height="0.725cm" svg:x="3.186cm" svg:y="6.875cm">
          <draw:text-box>
            <text:p><text:span text:style-name="T3">Terminate Pseudo </text:span><text:span text:style-name="T3">State</text:span></text:p>
          </draw:text-box>
        </draw:frame>
        <draw:frame draw:style-name="gr22" draw:text-style-name="P11" draw:layer="layout" svg:width="10.478cm" svg:height="2.189cm" svg:x="1cm" svg:y="15.682cm">
          <draw:text-box>
            <text:p text:style-name="P10"><text:span text:style-name="T4">Simple State</text:span></text:p>
            <text:p text:style-name="P10"><text:span text:style-name="T5">Entry action</text:span><text:span text:style-name="T6">s: are </text:span><text:span text:style-name="T6">executed when </text:span><text:span text:style-name="T6">entering a state.</text:span></text:p>
            <text:p text:style-name="P10"><text:span text:style-name="T5">Do actions</text:span><text:span text:style-name="T6">: are </text:span><text:span text:style-name="T6">performed while in that </text:span><text:span text:style-name="T6">state</text:span></text:p>
            <text:p text:style-name="P10"><text:span text:style-name="T5">Exit actions</text:span><text:span text:style-name="T6">: are </text:span><text:span text:style-name="T6">executed when leaving </text:span><text:span text:style-name="T6">a state</text:span></text:p>
          </draw:text-box>
        </draw:frame>
        <draw:frame draw:style-name="gr23" draw:text-style-name="P12" draw:layer="layout" svg:width="4.661cm" svg:height="0.906cm" svg:x="3.842cm" svg:y="3.571cm">
          <draw:text-box>
            <text:p><text:span text:style-name="T7">Entry Point</text:span></text:p>
          </draw:text-box>
        </draw:frame>
        <draw:frame draw:style-name="gr23" draw:text-style-name="P12" draw:layer="layout" svg:width="4.661cm" svg:height="0.906cm" svg:x="3.817cm" svg:y="4.659cm">
          <draw:text-box>
            <text:p><text:span text:style-name="T7">Exit Point</text:span></text:p>
          </draw:text-box>
        </draw:frame>
        <draw:frame draw:style-name="gr23" draw:text-style-name="P12" draw:layer="layout" svg:width="4.661cm" svg:height="0.906cm" svg:x="3.422cm" svg:y="5.768cm">
          <draw:text-box>
            <text:p><text:span text:style-name="T7">Guard</text:span></text:p>
          </draw:text-box>
        </draw:frame>
        <draw:connector draw:style-name="gr24" draw:text-style-name="P2" draw:layer="layout" draw:type="line" svg:x1="2.58cm" svg:y1="10.601cm" svg:x2="2.588cm" svg:y2="12.447cm" draw:end-shape="id1" draw:end-glue-point="4" svg:d="M2580 10601l8 1846" svg:viewBox="0 0 9 1847">
          <text:p/>
        </draw:connector>
        <draw:frame draw:style-name="gr25" draw:text-style-name="P13" draw:layer="layout" svg:width="2.222cm" svg:height="1.199cm" svg:x="2.588cm" svg:y="10.92cm">
          <draw:text-box>
            <text:p><text:span text:style-name="T8">event</text:span></text:p>
            <text:p><text:span text:style-name="T8">/action</text:span></text:p>
          </draw:text-box>
        </draw:frame>
        <draw:frame draw:style-name="gr26" draw:text-style-name="P12" draw:layer="layout" svg:width="3.492cm" svg:height="2.621cm" svg:x="1.853cm" svg:y="12.507cm">
          <draw:text-box>
            <text:p><text:span text:style-name="T9">StateName</text:span></text:p>
            <text:p><text:span text:style-name="T9"/></text:p>
            <text:p><text:span text:style-name="T7">entry /action</text:span></text:p>
            <text:p><text:span text:style-name="T7">do /action</text:span></text:p>
            <text:p><text:span text:style-name="T7">exit /action</text:span></text:p>
          </draw:text-box>
        </draw:frame>
        <draw:custom-shape draw:style-name="gr27" draw:text-style-name="P2" xml:id="id1" draw:id="id1" draw:layer="layout" svg:width="6.668cm" svg:height="2.858cm" svg:x="1.317cm" svg:y="12.447cm">
          <draw:glue-point draw:id="4" svg:x="-3.095cm" svg:y="-5.003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0.4cm" svg:height="0.4cm" svg:x="15.035cm" svg:y="13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15.227cm" svg:y="16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6cm" svg:height="0.6cm" svg:x="15.127cm" svg:y="16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xml:id="id3" draw:id="id3" draw:layer="layout" svg:width="1.905cm" svg:height="1.27cm" svg:x="16.435cm" svg:y="14.3cm">
          <draw:glue-point draw:id="4" svg:x="3.005cm" svg:y="-5cm"/>
          <draw:glue-point draw:id="5" svg:x="3.005cm" svg:y="5cm"/>
          <text:p text:style-name="P14"><text:span text:style-name="T10"/></text:p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6" draw:layer="layout" svg:width="1.387cm" svg:height="0.887cm" svg:x="16.723cm" svg:y="14.465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onnector draw:style-name="gr30" draw:text-style-name="P2" draw:layer="layout" svg:x1="15.435cm" svg:y1="13.365cm" svg:x2="17.387cm" svg:y2="14.3cm" draw:start-shape="id2" draw:start-glue-point="10" draw:end-shape="id3" draw:end-glue-point="0" svg:d="M15435 13365h1952v935" svg:viewBox="0 0 1953 936">
          <text:p/>
        </draw:connector>
        <draw:connector draw:style-name="gr31" draw:text-style-name="P2" draw:layer="layout" draw:type="curve" svg:x1="18.34cm" svg:y1="14.935cm" svg:x2="17.959cm" svg:y2="14.3cm" draw:start-shape="id3" draw:start-glue-point="1" draw:end-shape="id3" draw:end-glue-point="4" svg:d="M18340 14935c751 0 626-568 343-915s-724-471-724 280" svg:viewBox="0 0 946 1190">
          <text:p/>
        </draw:connector>
        <draw:custom-shape draw:style-name="gr28" draw:text-style-name="P15" xml:id="id4" draw:id="id4" draw:layer="layout" svg:width="1.905cm" svg:height="1.27cm" svg:x="12.295cm" svg:y="14.3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6" draw:layer="layout" svg:width="1.387cm" svg:height="0.887cm" svg:x="12.583cm" svg:y="14.465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onnector draw:style-name="gr32" draw:text-style-name="P2" draw:layer="layout" svg:x1="15.093cm" svg:y1="13.507cm" svg:x2="13.247cm" svg:y2="14.3cm" draw:start-shape="id2" draw:start-glue-point="7" draw:end-shape="id4" draw:end-glue-point="0" svg:d="M15093 13507h-1846v793" svg:viewBox="0 0 1847 794">
          <text:p/>
        </draw:connector>
        <draw:connector draw:style-name="gr33" draw:text-style-name="P2" draw:layer="layout" svg:x1="13.247cm" svg:y1="15.57cm" svg:x2="15.127cm" svg:y2="16.694cm" draw:start-shape="id4" draw:start-glue-point="2" draw:end-shape="id5" draw:end-glue-point="6" svg:d="M13247 15570v1124h1880" svg:viewBox="0 0 1881 1125">
          <text:p/>
        </draw:connector>
        <draw:connector draw:style-name="gr33" draw:text-style-name="P2" draw:layer="layout" svg:x1="17.387cm" svg:y1="15.57cm" svg:x2="15.727cm" svg:y2="16.694cm" draw:start-shape="id3" draw:start-glue-point="2" draw:end-shape="id5" draw:end-glue-point="10" svg:d="M17387 15570v1124h-1660" svg:viewBox="0 0 1661 1125">
          <text:p/>
        </draw:connector>
        <draw:rect draw:style-name="gr5" draw:text-style-name="P2" draw:layer="layout" svg:width="8.31cm" svg:height="5.374cm" svg:x="11.58cm" svg:y="12.101cm" draw:corner-radius="0.5cm">
          <text:p/>
        </draw:rect>
        <draw:frame draw:style-name="gr4" draw:text-style-name="P18" draw:layer="layout" svg:width="8.31cm" svg:height="1cm" svg:x="11.405cm" svg:y="19.71cm">
          <draw:text-box>
            <text:p text:style-name="P17"><text:span text:style-name="T12">Composite State</text:span></text:p>
          </draw:text-box>
        </draw:frame>
        <draw:rect draw:style-name="gr5" draw:text-style-name="P2" draw:layer="layout" svg:width="8.31cm" svg:height="5.374cm" svg:x="11.38cm" svg:y="19.734cm" draw:corner-radius="0.5cm">
          <text:p/>
        </draw:rect>
        <draw:line draw:style-name="gr6" draw:text-style-name="P2" draw:layer="layout" svg:x1="11.381cm" svg:y1="20.588cm" svg:x2="19.684cm" svg:y2="20.586cm">
          <text:p/>
        </draw:line>
        <draw:custom-shape draw:style-name="gr34" draw:text-style-name="P15" xml:id="id14" draw:id="id14" draw:layer="layout" svg:width="1.905cm" svg:height="1.193cm" svg:x="15.917cm" svg:y="21.027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6" draw:layer="layout" svg:width="1.387cm" svg:height="0.887cm" svg:x="16.135cm" svg:y="21.167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28" draw:text-style-name="P15" xml:id="id9" draw:id="id9" draw:layer="layout" svg:width="1.905cm" svg:height="1.27cm" svg:x="12.717cm" svg:y="21.01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6" draw:layer="layout" svg:width="1.387cm" svg:height="0.887cm" svg:x="12.935cm" svg:y="21.227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rect draw:style-name="gr5" draw:text-style-name="P2" draw:layer="layout" svg:width="8.31cm" svg:height="5.374cm" svg:x="11.38cm" svg:y="19.734cm" draw:corner-radius="0.5cm">
          <text:p/>
        </draw:rect>
        <draw:frame draw:style-name="gr35" draw:text-style-name="P20" draw:layer="layout" svg:width="9.525cm" svg:height="1.905cm" svg:x="11.16cm" svg:y="1.317cm">
          <draw:text-box>
            <text:p text:style-name="P19"><text:span text:style-name="T13">Fork</text:span>: a pseudo-state that splits an incoming transition into two or more outgoing transitions, allowing for concurrent paths. It is used to represent the beginning of parallel processes within a state machine.</text:p>
          </draw:text-box>
        </draw:frame>
        <draw:frame draw:style-name="gr36" draw:text-style-name="P20" draw:layer="layout" svg:width="8.89cm" svg:height="2.221cm" svg:x="11.11cm" svg:y="3.54cm">
          <draw:text-box>
            <text:p text:style-name="P19"><text:span text:style-name="T13">Join</text:span>: a state used to combine multiple incoming transitions into a single outgoing transition, effectively synchronizing concurrent activities. It allows the system to wait for all incoming transitions to complete before proceeding to the next state.</text:p>
          </draw:text-box>
        </draw:frame>
        <draw:line draw:style-name="gr37" draw:text-style-name="P2" xml:id="id7" draw:id="id7" draw:layer="layout" svg:x1="11.442cm" svg:y1="22.615cm" svg:x2="19.697cm" svg:y2="22.615cm">
          <text:p/>
        </draw:line>
        <draw:custom-shape draw:style-name="gr28" draw:text-style-name="P15" xml:id="id11" draw:id="id11" draw:layer="layout" svg:width="1.905cm" svg:height="1.27cm" svg:x="12.917cm" svg:y="23.251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6" draw:layer="layout" svg:width="1.387cm" svg:height="0.887cm" svg:x="13.135cm" svg:y="23.468cm">
          <draw:text-box>
            <text:p><text:span text:style-name="T11">Simple </text:span><text:span text:style-name="T11">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38" draw:text-style-name="P15" xml:id="id12" draw:id="id12" draw:layer="layout" svg:width="1.905cm" svg:height="1.272cm" svg:x="15.917cm" svg:y="23.25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6" draw:layer="layout" svg:width="1.387cm" svg:height="0.887cm" svg:x="16.135cm" svg:y="23.469cm">
          <draw:text-box>
            <text:p><text:span text:style-name="T11">Simple </text:span><text:span text:style-name="T11">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7" draw:text-style-name="P1" xml:id="id6" draw:id="id6" draw:layer="layout" svg:width="0.4cm" svg:height="0.4cm" svg:x="10.02cm" svg:y="2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0.4cm" svg:height="0.4cm" svg:x="11.621cm" svg:y="21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0" draw:id="id10" draw:layer="layout" svg:width="0.4cm" svg:height="0.4cm" svg:x="11.622cm" svg:y="23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 xml:id="id15" draw:id="id15">
          <draw:custom-shape draw:style-name="gr2" draw:text-style-name="P1" draw:layer="layout" svg:width="0.4cm" svg:height="0.4cm" svg:x="18.845cm" svg:y="21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8.745cm" svg:y="21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 xml:id="id13" draw:id="id13">
          <draw:custom-shape draw:style-name="gr2" draw:text-style-name="P1" draw:layer="layout" svg:width="0.4cm" svg:height="0.4cm" svg:x="18.88cm" svg:y="23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8.78cm" svg:y="23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9" draw:text-style-name="P2" draw:layer="layout" draw:type="line" svg:x1="10.42cm" svg:y1="22.647cm" svg:x2="11.442cm" svg:y2="22.615cm" draw:start-shape="id6" draw:start-glue-point="10" draw:end-shape="id7" draw:end-glue-point="3" svg:d="M10420 22647l1022-32" svg:viewBox="0 0 1023 33">
          <text:p/>
        </draw:connector>
        <draw:connector draw:style-name="gr39" draw:text-style-name="P2" draw:layer="layout" draw:type="line" svg:x1="12.021cm" svg:y1="21.648cm" svg:x2="12.717cm" svg:y2="21.645cm" draw:start-shape="id8" draw:start-glue-point="10" draw:end-shape="id9" draw:end-glue-point="3" svg:d="M12021 21648l696-3" svg:viewBox="0 0 697 4">
          <text:p/>
        </draw:connector>
        <draw:connector draw:style-name="gr39" draw:text-style-name="P2" draw:layer="layout" draw:type="line" svg:x1="12.022cm" svg:y1="23.949cm" svg:x2="12.917cm" svg:y2="23.886cm" draw:start-shape="id10" draw:start-glue-point="10" draw:end-shape="id11" draw:end-glue-point="3" svg:d="M12022 23949l895-63" svg:viewBox="0 0 896 64">
          <text:p/>
        </draw:connector>
        <draw:connector draw:style-name="gr39" draw:text-style-name="P2" draw:layer="layout" draw:type="line" svg:x1="14.822cm" svg:y1="23.886cm" svg:x2="15.917cm" svg:y2="23.886cm" draw:start-shape="id11" draw:start-glue-point="1" draw:end-shape="id12" draw:end-glue-point="3" svg:d="M14822 23886h1095" svg:viewBox="0 0 1096 1">
          <text:p/>
        </draw:connector>
        <draw:connector draw:style-name="gr39" draw:text-style-name="P2" draw:layer="layout" draw:type="line" svg:x1="17.822cm" svg:y1="23.886cm" svg:x2="18.78cm" svg:y2="23.867cm" draw:start-shape="id12" draw:start-glue-point="1" draw:end-shape="id13" draw:end-glue-point="3" svg:d="M17822 23886l958-19" svg:viewBox="0 0 959 20">
          <text:p/>
        </draw:connector>
        <draw:connector draw:style-name="gr39" draw:text-style-name="P2" draw:layer="layout" draw:type="line" svg:x1="17.822cm" svg:y1="21.623cm" svg:x2="18.745cm" svg:y2="21.645cm" draw:start-shape="id14" draw:start-glue-point="1" draw:end-shape="id15" draw:end-glue-point="3" svg:d="M17822 21623l923 22" svg:viewBox="0 0 924 23">
          <text:p/>
        </draw:connector>
        <draw:connector draw:style-name="gr39" draw:text-style-name="P2" draw:layer="layout" draw:type="line" svg:x1="14.622cm" svg:y1="21.645cm" svg:x2="15.917cm" svg:y2="21.623cm" draw:start-shape="id9" draw:start-glue-point="1" draw:end-shape="id14" draw:end-glue-point="3" svg:d="M14622 21645l1295-22" svg:viewBox="0 0 1296 23">
          <text:p/>
        </draw:connector>
        <draw:frame draw:style-name="gr40" draw:text-style-name="P20" draw:layer="layout" svg:width="8.255cm" svg:height="1.827cm" svg:x="11.442cm" svg:y="25.472cm">
          <draw:text-box>
            <text:p text:style-name="P19"><text:span text:style-name="T13">Concurr</text:span><text:span text:style-name="T13">ent </text:span><text:span text:style-name="T13">regions</text:span><text:span text:style-name="T13">:</text:span> represent separate areas of concern within a state, allowing for independent state transitions in each region, simultaneously</text:p>
          </draw:text-box>
        </draw:frame>
        <draw:frame draw:style-name="gr41" draw:text-style-name="P13" draw:layer="layout" svg:width="8.255cm" svg:height="2.093cm" svg:x="4.492cm" svg:y="10.285cm">
          <draw:text-box>
            <text:p text:style-name="P21"><text:span text:style-name="T13">Event:</text:span> trigger that causes the transition.</text:p>
            <text:p text:style-name="P21"><text:span text:style-name="T14">/</text:span><text:span text:style-name="T14">action</text:span><text:span text:style-name="T8">: An </text:span><text:span text:style-name="T8">operati</text:span><text:span text:style-name="T8">on </text:span><text:span text:style-name="T8">execut</text:span><text:span text:style-name="T8">ed in </text:span><text:span text:style-name="T8">respon</text:span><text:span text:style-name="T8">se to </text:span><text:span text:style-name="T8">an </text:span><text:span text:style-name="T8">accept</text:span><text:span text:style-name="T8">ed </text:span><text:span text:style-name="T8">event </text:span></text:p>
          </draw:text-box>
        </draw:frame>
        <draw:frame draw:style-name="gr42" draw:text-style-name="P20" draw:layer="layout" svg:width="6.667cm" svg:height="2.221cm" svg:x="13.365cm" svg:y="9.563cm">
          <draw:text-box>
            <text:p text:style-name="P19"><text:span text:style-name="T15">Compo</text:span><text:span text:style-name="T15">site </text:span><text:span text:style-name="T15">state</text:span><text:span text:style-name="T16">: A </text:span><text:span text:style-name="T16">state </text:span><text:span text:style-name="T16">that has </text:span><text:span text:style-name="T16">substruc</text:span><text:span text:style-name="T16">ture and </text:span><text:span text:style-name="T16">internal </text:span><text:span text:style-name="T16">behavior</text:span><text:span text:style-name="T16">. It can </text:span><text:span text:style-name="T16">contain </text:span><text:span text:style-name="T16">one or </text:span><text:span text:style-name="T16">more </text:span><text:span text:style-name="T16">regions, </text:span><text:span text:style-name="T16">which </text:span><text:span text:style-name="T16">can </text:span><text:span text:style-name="T16">contain </text:span><text:span text:style-name="T16">one or </text:span><text:span text:style-name="T16">more </text:span><text:span text:style-name="T16">states. </text:span><text:span text:style-name="T16">The </text:span><text:span text:style-name="T16">state </text:span><text:span text:style-name="T16">diagram</text:span><text:span text:style-name="T16">s are </text:span><text:span text:style-name="T16">execute</text:span><text:span text:style-name="T16">d in </text:span><text:span text:style-name="T16">parallel </text:span></text:p>
          </draw:text-box>
        </draw:frame>
      </draw:page>
      <draw:page draw:name="page2" draw:style-name="dp1" draw:master-page-name="Default">
        <draw:g draw:style-name="gr9">
          <draw:g draw:style-name="gr9">
            <draw:custom-shape draw:style-name="gr43" draw:text-style-name="P2" draw:layer="layout" svg:width="19.617cm" svg:height="27.9cm" svg:x="0.75cm" svg:y="1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4" draw:text-style-name="P23" draw:layer="layout" svg:width="8.514cm" svg:height="2.945cm" svg:x="0.959cm" svg:y="1.018cm">
              <draw:text-box>
                <text:p text:style-name="P22"><text:span text:style-name="T17">OradioMain </text:span></text:p>
              </draw:text-box>
            </draw:frame>
            <draw:polyline draw:style-name="gr6" draw:text-style-name="P2" draw:layer="layout" svg:width="1.458cm" svg:height="7.298cm" draw:transform="rotate (-1.5707963267949) translate (7.98099078947369cm 1.017cm)" svg:viewBox="0 0 1459 7299" draw:points="0,0 729,0 1459,1825 1459,7299">
              <text:p/>
            </draw:polyline>
          </draw:g>
        </draw:g>
        <draw:custom-shape draw:style-name="gr7" draw:text-style-name="P1" xml:id="id17" draw:id="id17" draw:layer="layout" svg:width="0.4cm" svg:height="0.4cm" svg:x="9.185cm" svg:y="1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5" draw:layer="layout" svg:width="5.08cm" svg:height="1.905cm" svg:x="14.335cm" svg:y="1.317cm">
          <text:p text:style-name="P24"><text:span text:style-name="T8">1-Power-ON</text:span></text:p>
          <text:p text:style-name="P24"><text:span text:style-name="T8">2-Raspi-BOOT</text:span></text:p>
          <text:p text:style-name="P24"><text:span text:style-name="T8">3-Run Oradio_control</text:span></text:p>
          <draw:enhanced-geometry svg:viewBox="0 0 21600 21600" draw:text-areas="800 800 20800 20800" draw:type="round-rectangular-callout" draw:modifiers="-20588.2306632553 2685.83420776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5" draw:text-style-name="P2" xml:id="id19" draw:id="id19" draw:layer="layout" svg:width="4.829cm" svg:height="2.54cm" svg:x="8.962cm" svg:y="2.9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46" draw:text-style-name="P26" draw:layer="layout" svg:width="2.923cm" svg:height="1.674cm" svg:x="9.314cm" svg:y="3.545cm">
          <draw:text-box>
            <text:p><text:span text:style-name="T7">entry /</text:span></text:p>
            <text:p><text:span text:style-name="T7">do /</text:span></text:p>
            <text:p><text:span text:style-name="T7">exit /</text:span></text:p>
          </draw:text-box>
        </draw:frame>
        <draw:frame draw:style-name="gr47" draw:text-style-name="P27" xml:id="id18" draw:id="id18" draw:layer="layout" svg:width="3.175cm" svg:height="0.725cm" svg:x="9.697cm" svg:y="2.91cm">
          <draw:text-box>
            <text:p><text:span text:style-name="T18">ColdStartup</text:span></text:p>
          </draw:text-box>
        </draw:frame>
        <draw:rect draw:style-name="gr5" draw:text-style-name="P2" xml:id="id22" draw:id="id22" draw:layer="layout" svg:width="4.829cm" svg:height="2.54cm" svg:x="13.001cm" svg:y="17.02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4.856cm" svg:y="-2.826cm"/>
          <draw:glue-point draw:id="10" svg:x="0.842cm" svg:y="5.003cm"/>
          <text:p/>
        </draw:rect>
        <draw:frame draw:style-name="gr47" draw:text-style-name="P27" draw:layer="layout" svg:width="3.175cm" svg:height="0.725cm" svg:x="13.9cm" svg:y="17.192cm">
          <draw:text-box>
            <text:p><text:span text:style-name="T18">Standby</text:span></text:p>
          </draw:text-box>
        </draw:frame>
        <draw:g draw:style-name="gr10">
          <draw:frame draw:style-name="gr4" draw:text-style-name="P29" draw:layer="layout" svg:width="18.624cm" svg:height="1.072cm" svg:x="1.476cm" svg:y="5.797cm">
            <draw:text-box>
              <text:p text:style-name="P28"><text:span text:style-name="T19">MainControl</text:span></text:p>
            </draw:text-box>
          </draw:frame>
          <draw:rect draw:style-name="gr5" draw:text-style-name="P30" draw:layer="layout" svg:width="18.624cm" svg:height="22.417cm" svg:x="1.417cm" svg:y="5.888cm" draw:corner-radius="0.5cm">
            <text:p/>
          </draw:rect>
          <draw:line draw:style-name="gr6" draw:text-style-name="P2" draw:layer="layout" svg:x1="1.421cm" svg:y1="6.732cm" svg:x2="20.033cm" svg:y2="6.723cm">
            <text:p/>
          </draw:line>
        </draw:g>
        <draw:rect draw:style-name="gr5" draw:text-style-name="P2" xml:id="id16" draw:id="id16" draw:layer="layout" svg:width="7.285cm" svg:height="2.54cm" svg:x="2.305cm" svg:y="9.64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3.097cm" svg:y="-5cm"/>
          <draw:glue-point draw:id="10" svg:x="5cm" svg:y="-2.551cm"/>
          <draw:glue-point draw:id="11" svg:x="-1.682cm" svg:y="5.003cm"/>
          <draw:glue-point draw:id="12" svg:x="4.164cm" svg:y="5.003cm"/>
          <draw:glue-point draw:id="13" svg:x="2.494cm" svg:y="5.003cm"/>
          <draw:glue-point draw:id="14" svg:x="0.406cm" svg:y="5.003cm"/>
          <text:p/>
        </draw:rect>
        <draw:frame draw:style-name="gr48" draw:text-style-name="P31" draw:layer="layout" svg:width="6.35cm" svg:height="1.512cm" svg:x="2.805cm" svg:y="10.333cm">
          <draw:text-box>
            <text:p><text:span text:style-name="T20">Entry /checkMsgQueue()</text:span></text:p>
            <text:p><text:span text:style-name="T20">Do [queue.not_empty]/ </text:span><text:span text:style-name="T20">processMsg()</text:span></text:p>
            <text:p><text:span text:style-name="T20">Exit [queue.emtpy/ </text:span><text:span text:style-name="T20">loopback()</text:span></text:p>
          </draw:text-box>
          <draw:glue-point draw:id="4" svg:x="-4.999cm" svg:y="-4.997cm"/>
          <draw:glue-point draw:id="5" svg:x="-4.999cm" svg:y="-4.997cm"/>
          <draw:glue-point draw:id="6" svg:x="5cm" svg:y="-5cm"/>
        </draw:frame>
        <draw:frame draw:style-name="gr49" draw:text-style-name="P27" draw:layer="layout" svg:width="3.81cm" svg:height="0.952cm" svg:x="3.14cm" svg:y="9.64cm">
          <draw:text-box>
            <text:p><text:span text:style-name="T18">CheckingQueue</text:span></text:p>
          </draw:text-box>
        </draw:frame>
        <draw:connector draw:style-name="gr50" draw:text-style-name="P2" draw:layer="layout" draw:line-skew="0.651cm -8.239cm -0.837cm" svg:x1="4.041cm" svg:y1="12.18cm" svg:x2="3.691cm" svg:y2="9.64cm" draw:start-shape="id16" draw:start-glue-point="6" draw:end-shape="id16" draw:end-glue-point="9" svg:d="M4041 12180v1152h-2189v-5030h1839v1338" svg:viewBox="0 0 2190 5031">
          <text:p/>
        </draw:connector>
        <draw:frame draw:style-name="gr51" draw:text-style-name="P32" draw:layer="layout" svg:width="3.175cm" svg:height="0.953cm" svg:x="1.635cm" svg:y="7.667cm">
          <draw:text-box>
            <text:p><text:span text:style-name="T20">Queue.empty</text:span></text:p>
          </draw:text-box>
        </draw:frame>
        <draw:g draw:style-name="gr10">
          <draw:frame draw:style-name="gr4" draw:text-style-name="P29" draw:layer="layout" svg:width="8.815cm" svg:height="1.276cm" svg:x="10.677cm" svg:y="7.736cm">
            <draw:text-box>
              <text:p text:style-name="P28"><text:span text:style-name="T19">OradioControl</text:span></text:p>
            </draw:text-box>
          </draw:frame>
          <draw:rect draw:style-name="gr5" draw:text-style-name="P2" draw:layer="layout" svg:width="8.815cm" svg:height="20.32cm" svg:x="10.752cm" svg:y="7.667cm" draw:corner-radius="0.5cm">
            <draw:glue-point draw:id="4" svg:x="-3.688cm" svg:y="-5.004cm"/>
            <text:p/>
          </draw:rect>
          <draw:line draw:style-name="gr6" draw:text-style-name="P2" draw:layer="layout" svg:x1="10.755cm" svg:y1="8.507cm" svg:x2="19.564cm" svg:y2="8.5cm">
            <text:p/>
          </draw:line>
        </draw:g>
        <draw:rect draw:style-name="gr5" draw:text-style-name="P2" xml:id="id23" draw:id="id23" draw:layer="layout" svg:width="4.829cm" svg:height="2.54cm" svg:x="11.18cm" svg:y="21.52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text:p/>
        </draw:rect>
        <draw:frame draw:style-name="gr47" draw:text-style-name="P27" draw:layer="layout" svg:width="3.175cm" svg:height="0.725cm" svg:x="12.035cm" svg:y="21.662cm">
          <draw:text-box>
            <text:p><text:span text:style-name="T18">MpdPl</text:span><text:span text:style-name="T18">aying</text:span></text:p>
          </draw:text-box>
        </draw:frame>
        <draw:rect draw:style-name="gr5" draw:text-style-name="P2" xml:id="id24" draw:id="id24" draw:layer="layout" svg:width="4.829cm" svg:height="2.54cm" svg:x="13.482cm" svg:y="24.86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49" draw:text-style-name="P27" draw:layer="layout" svg:width="3.81cm" svg:height="0.952cm" svg:x="14.2cm" svg:y="24.93cm">
          <draw:text-box>
            <text:p><text:span text:style-name="T18">Spotif</text:span><text:span text:style-name="T18">yPlayi</text:span><text:span text:style-name="T18">ng</text:span></text:p>
          </draw:text-box>
        </draw:frame>
        <draw:connector draw:style-name="gr31" draw:text-style-name="P2" draw:layer="layout" draw:type="curve" draw:line-skew="1.086cm" svg:x1="4.722cm" svg:y1="12.18cm" svg:x2="7.391cm" svg:y2="12.18cm" draw:start-shape="id16" draw:start-glue-point="11" draw:end-shape="id16" draw:end-glue-point="5" svg:d="M4722 12180c0 2380 2669 2380 2669 0" svg:viewBox="0 0 2670 1786">
          <text:p/>
        </draw:connector>
        <draw:frame draw:style-name="gr52" draw:text-style-name="P33" draw:layer="layout" svg:width="3.493cm" svg:height="1.039cm" svg:x="4.392cm" svg:y="13.967cm">
          <draw:text-box>
            <text:p><text:span text:style-name="T21">LongPre</text:span><text:span text:style-name="T21">ssPlay</text:span></text:p>
            <text:p><text:span text:style-name="T21">/</text:span><text:span text:style-name="T21">startOra</text:span><text:span text:style-name="T21">dioAP()</text:span></text:p>
          </draw:text-box>
        </draw:frame>
        <draw:connector draw:style-name="gr53" draw:text-style-name="P2" draw:layer="layout" svg:x1="9.385cm" svg:y1="1.657cm" svg:x2="11.284cm" svg:y2="2.91cm" draw:start-shape="id17" draw:start-glue-point="8" draw:end-shape="id18" draw:end-glue-point="0" svg:d="M9385 1657v628h1899v625" svg:viewBox="0 0 1900 1254">
          <text:p/>
        </draw:connector>
        <draw:custom-shape draw:style-name="gr54" draw:text-style-name="P35" draw:layer="layout" svg:width="7.62cm" svg:height="2.223cm" svg:x="1.952cm" svg:y="25.73cm">
          <text:p text:style-name="P34"><text:span text:style-name="T22">The </text:span><text:span text:style-name="T22">Ch</text:span><text:span text:style-name="T22">ecki</text:span><text:span text:style-name="T22">ng</text:span><text:span text:style-name="T22">Qu</text:span><text:span text:style-name="T22">eue </text:span><text:span text:style-name="T22">stat</text:span><text:span text:style-name="T22">e </text:span><text:span text:style-name="T22">and </text:span><text:span text:style-name="T22">Ora</text:span><text:span text:style-name="T22">dio</text:span><text:span text:style-name="T22">Co</text:span><text:span text:style-name="T22">ntro</text:span><text:span text:style-name="T22">l </text:span><text:span text:style-name="T22">co</text:span><text:span text:style-name="T22">mp</text:span><text:span text:style-name="T22">osit</text:span><text:span text:style-name="T22">e </text:span><text:span text:style-name="T22">stat</text:span><text:span text:style-name="T22">e </text:span><text:span text:style-name="T22">are </text:span><text:span text:style-name="T22">con</text:span><text:span text:style-name="T22">curr</text:span><text:span text:style-name="T22">ent </text:span><text:span text:style-name="T22">regi</text:span><text:span text:style-name="T22">ons</text:span></text:p>
          <draw:enhanced-geometry svg:viewBox="0 0 21600 21600" draw:type="rectangle" draw:enhanced-path="M 0 0 L 21600 0 21600 21600 0 21600 0 0 Z N"/>
        </draw:custom-shape>
        <draw:rect draw:style-name="gr5" draw:text-style-name="P2" xml:id="id25" draw:id="id25" draw:layer="layout" svg:width="5.715cm" svg:height="2.237cm" svg:x="11.477cm" svg:y="9.87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5" draw:text-style-name="P26" draw:layer="layout" svg:width="6.985cm" svg:height="1.902cm" svg:x="11.795cm" svg:y="10.21cm">
          <draw:text-box>
            <text:p><text:span text:style-name="T7">entry /</text:span></text:p>
            <text:p><text:span text:style-name="T7">Do / </text:span></text:p>
            <text:p><text:span text:style-name="T7">exit /</text:span></text:p>
          </draw:text-box>
        </draw:frame>
        <draw:frame draw:style-name="gr56" draw:text-style-name="P27" draw:layer="layout" svg:width="3.876cm" svg:height="0.725cm" svg:x="12.747cm" svg:y="10.825cm">
          <draw:text-box>
            <text:p><text:span text:style-name="T18">OradioCreation</text:span></text:p>
          </draw:text-box>
        </draw:frame>
        <draw:line draw:style-name="gr57" draw:text-style-name="P2" draw:layer="layout" svg:x1="10.207cm" svg:y1="6.715cm" svg:x2="10.207cm" svg:y2="28.305cm">
          <text:p/>
        </draw:line>
        <draw:connector draw:style-name="gr53" draw:text-style-name="P2" draw:layer="layout" svg:x1="13.791cm" svg:y1="4.831cm" svg:x2="17.386cm" svg:y2="8.958cm" draw:start-shape="id19" draw:start-glue-point="8" draw:end-shape="id20" draw:end-glue-point="4" svg:d="M13791 4831h3595v4127" svg:viewBox="0 0 3596 4128">
          <text:p/>
        </draw:connector>
        <draw:connector draw:style-name="gr53" draw:text-style-name="P2" draw:layer="layout" svg:x1="16.287cm" svg:y1="15.922cm" svg:x2="16.907cm" svg:y2="17.025cm" draw:start-shape="id21" draw:start-glue-point="5" draw:end-shape="id22" draw:end-glue-point="7" svg:d="M16287 15922v552h620v551" svg:viewBox="0 0 621 1104">
          <text:p/>
        </draw:connector>
        <draw:connector draw:style-name="gr53" draw:text-style-name="P2" draw:layer="layout" svg:x1="14.152cm" svg:y1="19.565cm" svg:x2="13.594cm" svg:y2="21.522cm" draw:start-shape="id22" draw:start-glue-point="6" draw:end-shape="id23" draw:end-glue-point="0" svg:d="M14152 19565v979h-558v978" svg:viewBox="0 0 559 1958">
          <text:p/>
        </draw:connector>
        <draw:connector draw:style-name="gr53" draw:text-style-name="P2" draw:layer="layout" svg:x1="17.007cm" svg:y1="19.565cm" svg:x2="17.388cm" svg:y2="24.86cm" draw:start-shape="id22" draw:start-glue-point="4" draw:end-shape="id24" draw:end-glue-point="7" svg:d="M17007 19565v2648h381v2647" svg:viewBox="0 0 382 5296">
          <text:p/>
        </draw:connector>
        <draw:connector draw:style-name="gr53" draw:text-style-name="P2" draw:layer="layout" svg:x1="16.009cm" svg:y1="23.443cm" svg:x2="15.821cm" svg:y2="19.565cm" draw:start-shape="id23" draw:start-glue-point="8" draw:end-shape="id22" draw:end-glue-point="10" svg:d="M16009 23443h501v-2899h-689v-979" svg:viewBox="0 0 690 3879">
          <text:p/>
        </draw:connector>
        <draw:connector draw:style-name="gr53" draw:text-style-name="P2" draw:layer="layout" svg:x1="18.311cm" svg:y1="26.781cm" svg:x2="17.83cm" svg:y2="18.946cm" draw:start-shape="id24" draw:start-glue-point="8" draw:end-shape="id22" draw:end-glue-point="8" svg:d="M18311 26781h501v-7835h-982" svg:viewBox="0 0 983 7836">
          <text:p/>
        </draw:connector>
        <draw:frame draw:style-name="gr58" draw:text-style-name="P13" draw:layer="layout" svg:width="4.445cm" svg:height="1.487cm" svg:x="14.035cm" svg:y="3.64cm">
          <draw:text-box>
            <text:p text:style-name="P21">start_done</text:p>
            <text:p text:style-name="P21">/startOradioControl</text:p>
          </draw:text-box>
        </draw:frame>
        <draw:custom-shape draw:style-name="gr7" draw:text-style-name="P1" xml:id="id20" draw:id="id20" draw:layer="layout" svg:width="0.4cm" svg:height="0.4cm" svg:x="17.186cm" svg:y="8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svg:x1="17.186cm" svg:y1="9.158cm" svg:x2="14.334cm" svg:y2="9.875cm" draw:start-shape="id20" draw:start-glue-point="6" draw:end-shape="id25" draw:end-glue-point="0" svg:d="M17186 9158h-2852v717" svg:viewBox="0 0 2853 718">
          <text:p/>
        </draw:connector>
        <draw:g draw:style-name="gr1">
          <draw:custom-shape draw:style-name="gr2" draw:text-style-name="P1" draw:layer="layout" svg:width="0.4cm" svg:height="0.4cm" svg:x="18.915cm" svg:y="14.1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8.815cm" svg:y="14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6" draw:text-style-name="P13" draw:layer="layout" svg:width="1.588cm" svg:height="0.725cm" svg:x="18.262cm" svg:y="13.175cm">
          <draw:text-box>
            <text:p text:style-name="P21">Error</text:p>
          </draw:text-box>
        </draw:frame>
        <draw:rect draw:style-name="gr5" draw:text-style-name="P2" xml:id="id21" draw:id="id21" draw:layer="layout" svg:width="5.07cm" svg:height="2.54cm" svg:x="12.747cm" svg:y="13.38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5cm" svg:y="-2.291cm"/>
          <text:p/>
        </draw:rect>
        <draw:frame draw:style-name="gr59" draw:text-style-name="P26" draw:layer="layout" svg:width="3.8cm" svg:height="1.673cm" svg:x="12.855cm" svg:y="14.055cm">
          <draw:text-box>
            <text:p><text:span text:style-name="T4">Entry</text:span><text:span text:style-name="T7"> /</text:span></text:p>
            <text:p><text:span text:style-name="T4">Do</text:span><text:span text:style-name="T7"> /</text:span></text:p>
            <text:p><text:span text:style-name="T4">Exit</text:span><text:span text:style-name="T7"> /</text:span></text:p>
          </draw:text-box>
        </draw:frame>
        <draw:frame draw:style-name="gr47" draw:text-style-name="P27" draw:layer="layout" svg:width="3.175cm" svg:height="0.725cm" svg:x="13.482cm" svg:y="13.51cm">
          <draw:text-box>
            <text:p><text:span text:style-name="T18">MpdC</text:span><text:span text:style-name="T18">reatio</text:span><text:span text:style-name="T18">n</text:span></text:p>
          </draw:text-box>
        </draw:frame>
        <draw:frame draw:style-name="gr59" draw:text-style-name="P26" draw:layer="layout" svg:width="3.8cm" svg:height="1.673cm" svg:x="13.075cm" svg:y="17.692cm">
          <draw:text-box>
            <text:p><text:span text:style-name="T4">Entry</text:span><text:span text:style-name="T7"> /</text:span></text:p>
            <text:p><text:span text:style-name="T4">Do</text:span><text:span text:style-name="T7"> /</text:span></text:p>
            <text:p><text:span text:style-name="T4">Exit</text:span><text:span text:style-name="T7"> /</text:span></text:p>
          </draw:text-box>
        </draw:frame>
        <draw:frame draw:style-name="gr59" draw:text-style-name="P26" draw:layer="layout" svg:width="3.8cm" svg:height="1.673cm" svg:x="11.387cm" svg:y="22.272cm">
          <draw:text-box>
            <text:p><text:span text:style-name="T4">Entry</text:span><text:span text:style-name="T7"> </text:span><text:span text:style-name="T7">/</text:span></text:p>
            <text:p><text:span text:style-name="T4">Do</text:span><text:span text:style-name="T7"> /</text:span></text:p>
            <text:p><text:span text:style-name="T4">Exit</text:span><text:span text:style-name="T7"> /</text:span></text:p>
          </draw:text-box>
        </draw:frame>
        <draw:frame draw:style-name="gr59" draw:text-style-name="P26" draw:layer="layout" svg:width="3.8cm" svg:height="1.673cm" svg:x="13.61cm" svg:y="25.462cm">
          <draw:text-box>
            <text:p><text:span text:style-name="T4">Entry</text:span><text:span text:style-name="T7"> /</text:span></text:p>
            <text:p><text:span text:style-name="T4">Do</text:span><text:span text:style-name="T7"> /</text:span></text:p>
            <text:p><text:span text:style-name="T4">Exit</text:span><text:span text:style-name="T7"> /</text:span></text:p>
          </draw:text-box>
        </draw:frame>
        <draw:frame draw:style-name="gr35" draw:text-style-name="P36" draw:layer="layout" svg:width="6.032cm" svg:height="1.905cm" svg:x="2.27cm" svg:y="18.78cm">
          <draw:text-box>
            <text:p>WiFi connected?</text:p>
          </draw:text-box>
        </draw:frame>
      </draw:page>
      <draw:page draw:name="page3" draw:style-name="dp1" draw:master-page-name="Default">
        <draw:rect draw:style-name="gr5" draw:text-style-name="P2" xml:id="id27" draw:id="id27" draw:layer="layout" svg:width="4.829cm" svg:height="2.54cm" svg:x="7.202cm" svg:y="13.82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4.856cm" svg:y="-2.826cm"/>
          <draw:glue-point draw:id="10" svg:x="0.842cm" svg:y="5.003cm"/>
          <draw:glue-point draw:id="11" svg:x="5.003cm" svg:y="-1.744cm"/>
          <draw:glue-point draw:id="12" svg:x="-1.406cm" svg:y="5.003cm"/>
          <text:p/>
        </draw:rect>
        <draw:frame draw:style-name="gr60" draw:text-style-name="P26" draw:layer="layout" svg:width="4.545cm" svg:height="1.673cm" svg:x="7.567cm" svg:y="14.567cm">
          <draw:text-box>
            <text:p><text:span text:style-name="T4">Entry</text:span><text:span text:style-name="T7"> / </text:span><text:span text:style-name="T7">stopPla</text:span><text:span text:style-name="T7">yers()</text:span></text:p>
            <text:p><text:span text:style-name="T4">do</text:span><text:span text:style-name="T7"> /</text:span></text:p>
            <text:p><text:span text:style-name="T4">exit</text:span><text:span text:style-name="T7"> /</text:span></text:p>
          </draw:text-box>
          <draw:glue-point draw:id="4" svg:x="5cm" svg:y="-4.997cm"/>
          <draw:glue-point draw:id="5" svg:x="5cm" svg:y="-4.997cm"/>
        </draw:frame>
        <draw:frame draw:style-name="gr47" draw:text-style-name="P27" draw:layer="layout" svg:width="3.175cm" svg:height="0.725cm" svg:x="8.302cm" svg:y="14.017cm">
          <draw:text-box>
            <text:p><text:span text:style-name="T18">Standb</text:span><text:span text:style-name="T18">y</text:span></text:p>
          </draw:text-box>
        </draw:frame>
        <draw:g draw:style-name="gr10">
          <draw:frame draw:style-name="gr4" draw:text-style-name="P29" draw:layer="layout" svg:width="18.411cm" svg:height="1.694cm" svg:x="1cm" svg:y="1.092cm">
            <draw:text-box>
              <text:p text:style-name="P28"><text:span text:style-name="T19">Oradi</text:span><text:span text:style-name="T19">oCont</text:span><text:span text:style-name="T19">rol</text:span></text:p>
            </draw:text-box>
          </draw:frame>
          <draw:rect draw:style-name="gr5" draw:text-style-name="P2" draw:layer="layout" svg:width="18.411cm" svg:height="26.987cm" svg:x="1.157cm" svg:y="1cm" draw:corner-radius="0.5cm">
            <draw:glue-point draw:id="4" svg:x="-3.688cm" svg:y="-5.004cm"/>
            <text:p/>
          </draw:rect>
          <draw:line draw:style-name="gr6" draw:text-style-name="P2" draw:layer="layout" svg:x1="1.162cm" svg:y1="1.981cm" svg:x2="19.561cm" svg:y2="1.971cm">
            <text:p/>
          </draw:line>
        </draw:g>
        <draw:rect draw:style-name="gr5" draw:text-style-name="P2" xml:id="id28" draw:id="id28" draw:layer="layout" svg:width="4.829cm" svg:height="2.54cm" svg:x="10.781cm" svg:y="22.92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2.532cm" svg:y="-5.003cm"/>
          <text:p/>
        </draw:rect>
        <draw:frame draw:style-name="gr61" draw:text-style-name="P26" draw:layer="layout" svg:width="2.923cm" svg:height="1.673cm" svg:x="11.077cm" svg:y="23.86cm">
          <draw:text-box>
            <text:p><text:span text:style-name="T4">entry</text:span><text:span text:style-name="T7"> /</text:span></text:p>
            <text:p><text:span text:style-name="T4">do</text:span><text:span text:style-name="T7"> /</text:span></text:p>
            <text:p><text:span text:style-name="T4">exit</text:span><text:span text:style-name="T7"> /</text:span></text:p>
          </draw:text-box>
        </draw:frame>
        <draw:frame draw:style-name="gr49" draw:text-style-name="P27" draw:layer="layout" svg:width="3.175cm" svg:height="0.952cm" svg:x="11.477cm" svg:y="23.125cm">
          <draw:text-box>
            <text:p><text:span text:style-name="T18">MpdPlayin</text:span><text:span text:style-name="T18">g</text:span></text:p>
          </draw:text-box>
        </draw:frame>
        <draw:rect draw:style-name="gr5" draw:text-style-name="P2" xml:id="id29" draw:id="id29" draw:layer="layout" svg:width="4.829cm" svg:height="2.54cm" svg:x="4.683cm" svg:y="24.56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2.826cm" svg:y="-5cm"/>
          <draw:glue-point draw:id="10" svg:x="-1.511cm" svg:y="-5cm"/>
          <text:p/>
        </draw:rect>
        <draw:frame draw:style-name="gr62" draw:text-style-name="P26" draw:layer="layout" svg:width="2.923cm" svg:height="1.673cm" svg:x="4.997cm" svg:y="25.427cm">
          <draw:text-box>
            <text:p><text:span text:style-name="T4">entry</text:span><text:span text:style-name="T7"> /</text:span></text:p>
            <text:p><text:span text:style-name="T4">do</text:span><text:span text:style-name="T7"> /</text:span></text:p>
            <text:p><text:span text:style-name="T4">exit</text:span><text:span text:style-name="T7"> /</text:span></text:p>
          </draw:text-box>
        </draw:frame>
        <draw:frame draw:style-name="gr49" draw:text-style-name="P27" draw:layer="layout" svg:width="3.81cm" svg:height="0.952cm" svg:x="5.262cm" svg:y="24.812cm">
          <draw:text-box>
            <text:p><text:span text:style-name="T18">Spotify</text:span><text:span text:style-name="T18">Playin</text:span><text:span text:style-name="T18">g</text:span></text:p>
          </draw:text-box>
        </draw:frame>
        <draw:rect draw:style-name="gr5" draw:text-style-name="P2" xml:id="id31" draw:id="id31" draw:layer="layout" svg:width="10.795cm" svg:height="3.926cm" svg:x="2.905cm" svg:y="3.74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63" draw:text-style-name="P26" draw:layer="layout" svg:width="8.572cm" svg:height="3.256cm" svg:x="3.54cm" svg:y="4.411cm">
          <draw:text-box>
            <text:p><text:span text:style-name="T4">Entry</text:span><text:span text:style-name="T7"> </text:span><text:span text:style-name="T7">/</text:span></text:p>
            <text:p text:style-name="P37"><text:span text:style-name="T4">Do</text:span><text:span text:style-name="T7"> / </text:span><text:span text:style-name="T7">create</text:span><text:span text:style-name="T7">_usb(</text:span><text:span text:style-name="T7">); </text:span><text:span text:style-name="T7">create</text:span><text:span text:style-name="T7">_spoti</text:span><text:span text:style-name="T7">fy(); </text:span><text:span text:style-name="T7">create</text:span><text:span text:style-name="T7">_back</text:span><text:span text:style-name="T7">lightin</text:span><text:span text:style-name="T7">g(); </text:span><text:span text:style-name="T7">create</text:span><text:span text:style-name="T7">_soun</text:span><text:span text:style-name="T7">d(); </text:span><text:span text:style-name="T7">create</text:span><text:span text:style-name="T7">_leds(</text:span><text:span text:style-name="T7">); </text:span><text:span text:style-name="T7">create</text:span><text:span text:style-name="T7">_pow</text:span><text:span text:style-name="T7">ersup</text:span><text:span text:style-name="T7">ply(); <text:s/></text:span><text:span text:style-name="T7">create</text:span><text:span text:style-name="T7">_butto</text:span><text:span text:style-name="T7">ns();</text:span></text:p>
            <text:p><text:span text:style-name="T4">exit</text:span><text:span text:style-name="T7"> /</text:span></text:p>
          </draw:text-box>
        </draw:frame>
        <draw:frame draw:style-name="gr47" draw:text-style-name="P27" draw:layer="layout" svg:width="3.876cm" svg:height="0.725cm" svg:x="7.35cm" svg:y="3.857cm">
          <draw:text-box>
            <text:p><text:span text:style-name="T18">Oradi</text:span><text:span text:style-name="T18">oCre</text:span><text:span text:style-name="T18">ation</text:span></text:p>
          </draw:text-box>
        </draw:frame>
        <draw:connector draw:style-name="gr53" draw:text-style-name="P2" draw:layer="layout" svg:x1="11.305cm" svg:y1="12.377cm" svg:x2="9.616cm" svg:y2="13.825cm" draw:start-shape="id26" draw:start-glue-point="5" draw:end-shape="id27" draw:end-glue-point="0" svg:d="M11305 12377v724h-1689v724" svg:viewBox="0 0 1690 1449">
          <text:p/>
        </draw:connector>
        <draw:connector draw:style-name="gr53" draw:text-style-name="P2" draw:layer="layout" svg:x1="11.973cm" svg:y1="22.922cm" svg:x2="10.022cm" svg:y2="16.365cm" draw:start-shape="id28" draw:start-glue-point="10" draw:end-shape="id27" draw:end-glue-point="10" svg:d="M11973 22922v-3278h-1951v-3279" svg:viewBox="0 0 1952 6558">
          <text:p/>
        </draw:connector>
        <draw:connector draw:style-name="gr53" draw:text-style-name="P2" draw:layer="layout" draw:line-skew="-1.333cm" svg:x1="8.353cm" svg:y1="16.365cm" svg:x2="5.733cm" svg:y2="24.56cm" draw:start-shape="id27" draw:start-glue-point="6" draw:end-shape="id29" draw:end-glue-point="9" svg:d="M8353 16365v2765h-2620v5430" svg:viewBox="0 0 2621 8196">
          <text:p/>
        </draw:connector>
        <draw:connector draw:style-name="gr53" draw:text-style-name="P2" draw:layer="layout" draw:line-skew="-0.547cm" svg:x1="11.208cm" svg:y1="16.365cm" svg:x2="13.195cm" svg:y2="22.922cm" draw:start-shape="id27" draw:start-glue-point="4" draw:end-shape="id28" draw:end-glue-point="0" svg:d="M11208 16365v2732h1987v3825" svg:viewBox="0 0 1988 6558">
          <text:p/>
        </draw:connector>
        <draw:connector draw:style-name="gr53" draw:text-style-name="P2" draw:layer="layout" svg:x1="7.097cm" svg:y1="24.56cm" svg:x2="8.938cm" svg:y2="16.365cm" draw:start-shape="id29" draw:start-glue-point="0" draw:end-shape="id27" draw:end-glue-point="12" svg:d="M7097 24560v-4097h1841v-4098" svg:viewBox="0 0 1842 8196">
          <text:p/>
        </draw:connector>
        <draw:custom-shape draw:style-name="gr7" draw:text-style-name="P1" xml:id="id30" draw:id="id30" draw:layer="layout" svg:width="0.4cm" svg:height="0.4cm" svg:x="13.012cm" svg:y="2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svg:x1="13.212cm" svg:y1="2.657cm" svg:x2="8.302cm" svg:y2="3.741cm" draw:start-shape="id30" draw:start-glue-point="8" draw:end-shape="id31" draw:end-glue-point="0" svg:d="M13212 2657v543h-4910v541" svg:viewBox="0 0 4911 1085">
          <text:p/>
        </draw:connector>
        <draw:rect draw:style-name="gr5" draw:text-style-name="P2" xml:id="id26" draw:id="id26" draw:layer="layout" svg:width="7.938cm" svg:height="2.54cm" svg:x="5.762cm" svg:y="9.837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5cm" svg:y="-2.291cm"/>
          <text:p/>
        </draw:rect>
        <draw:frame draw:style-name="gr64" draw:text-style-name="P26" draw:layer="layout" svg:width="6.35cm" svg:height="1.673cm" svg:x="6.397cm" svg:y="10.525cm">
          <draw:text-box>
            <text:p><text:span text:style-name="T4">Entry</text:span><text:span text:style-name="T7"> </text:span><text:span text:style-name="T7">/</text:span></text:p>
            <text:p><text:span text:style-name="T4">Do</text:span><text:span text:style-name="T7"> / </text:span><text:span text:style-name="T7">waitF</text:span><text:span text:style-name="T7">orUsb</text:span><text:span text:style-name="T7">Mess</text:span><text:span text:style-name="T7">age()</text:span></text:p>
            <text:p><text:span text:style-name="T4">Exit</text:span><text:span text:style-name="T7"> /</text:span></text:p>
          </draw:text-box>
        </draw:frame>
        <draw:frame draw:style-name="gr47" draw:text-style-name="P27" draw:layer="layout" svg:width="3.175cm" svg:height="0.725cm" svg:x="6.411cm" svg:y="9.977cm">
          <draw:text-box>
            <text:p><text:span text:style-name="T18">MpdC</text:span><text:span text:style-name="T18">reatio</text:span><text:span text:style-name="T18">n</text:span></text:p>
          </draw:text-box>
        </draw:frame>
        <draw:connector draw:style-name="gr53" draw:text-style-name="P2" draw:layer="layout" svg:x1="10.442cm" svg:y1="7.667cm" svg:x2="12.184cm" svg:y2="9.837cm" draw:start-shape="id31" draw:start-glue-point="5" draw:end-shape="id26" draw:end-glue-point="7" svg:d="M10442 7667v1085h1742v1085" svg:viewBox="0 0 1743 2171">
          <text:p/>
        </draw:connector>
        <draw:frame draw:style-name="gr65" draw:text-style-name="P13" draw:layer="layout" svg:width="4.128cm" svg:height="1.27cm" svg:x="12.347cm" svg:y="8.185cm">
          <draw:text-box>
            <text:p text:style-name="P21">creation_done</text:p>
            <text:p text:style-name="P21">/startMpdCreation</text:p>
          </draw:text-box>
        </draw:frame>
        <draw:frame draw:style-name="gr56" draw:text-style-name="P38" draw:layer="layout" svg:width="1.822cm" svg:height="0.806cm" svg:x="17.427cm" svg:y="11.407cm">
          <draw:text-box>
            <text:p><text:span text:style-name="T23">Error</text:span></text:p>
          </draw:text-box>
        </draw:frame>
        <draw:g draw:style-name="gr9" xml:id="id32" draw:id="id32">
          <draw:custom-shape draw:style-name="gr2" draw:text-style-name="P39" draw:layer="layout" svg:width="0.4cm" svg:height="0.4cm" svg:x="18.932cm" svg:y="12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0" draw:layer="layout" svg:width="0.6cm" svg:height="0.6cm" svg:x="18.832cm" svg:y="12.247cm">
            <draw:glue-point draw:id="12" svg:x="-0.283cm" svg:y="3.25cm"/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3" draw:text-style-name="P2" draw:layer="layout" svg:x1="13.7cm" svg:y1="6.711cm" svg:x2="19.132cm" svg:y2="12.247cm" draw:start-shape="id31" draw:start-glue-point="8" draw:end-shape="id32" draw:end-glue-point="0" svg:d="M13700 6711h5432v5536" svg:viewBox="0 0 5433 5537">
          <text:p/>
        </draw:connector>
        <draw:connector draw:style-name="gr53" draw:text-style-name="P2" draw:layer="layout" svg:x1="13.7cm" svg:y1="11.758cm" svg:x2="18.832cm" svg:y2="12.547cm" draw:start-shape="id26" draw:start-glue-point="8" draw:end-shape="id32" draw:end-glue-point="3" svg:d="M13700 11758h2566v789h2566" svg:viewBox="0 0 5133 790">
          <text:p/>
        </draw:connector>
        <draw:connector draw:style-name="gr53" draw:text-style-name="P2" draw:layer="layout" draw:line-skew="0.555cm" svg:x1="2.612cm" svg:y1="9.161cm" svg:x2="5.762cm" svg:y2="10.526cm" draw:end-shape="id26" draw:end-glue-point="10" svg:d="M2612 9161h1880v1365h1270" svg:viewBox="0 0 3151 1366">
          <text:p/>
        </draw:connector>
        <draw:frame draw:style-name="gr65" draw:text-style-name="P13" draw:layer="layout" svg:width="3.493cm" svg:height="1.27cm" svg:x="1.317cm" svg:y="9.255cm">
          <draw:text-box>
            <text:p text:style-name="P21">usb_absent</text:p>
            <text:p text:style-name="P21">/goto_error()</text:p>
          </draw:text-box>
        </draw:frame>
        <draw:frame draw:style-name="gr65" draw:text-style-name="P13" draw:layer="layout" svg:width="3.493cm" svg:height="1.27cm" svg:x="1.634cm" svg:y="11.477cm">
          <draw:text-box>
            <text:p text:style-name="P21">usb_present</text:p>
            <text:p text:style-name="P21">/create_mpd()</text:p>
          </draw:text-box>
        </draw:frame>
        <draw:connector draw:style-name="gr53" draw:text-style-name="P2" draw:layer="layout" draw:line-skew="1.297cm" svg:x1="1.764cm" svg:y1="11.157cm" svg:x2="5.797cm" svg:y2="11.764cm" draw:end-shape="id26" draw:end-glue-point="9" svg:d="M1764 11157h3046v607h987" svg:viewBox="0 0 4034 608">
          <text:p/>
        </draw:connector>
        <draw:frame draw:style-name="gr51" draw:text-style-name="P13" draw:layer="layout" svg:width="5.398cm" svg:height="1.199cm" svg:x="11.159cm" svg:y="12.43cm">
          <draw:text-box>
            <text:p text:style-name="P21">mpd_creation_done</text:p>
            <text:p text:style-name="P21">/goto_standby()</text:p>
          </draw:text-box>
        </draw:frame>
        <draw:connector draw:style-name="gr53" draw:text-style-name="P2" draw:layer="layout" svg:x1="12.031cm" svg:y1="14.653cm" svg:x2="19.132cm" svg:y2="12.847cm" draw:start-shape="id27" draw:start-glue-point="11" draw:end-shape="id32" draw:end-glue-point="2" svg:d="M12031 14653h7101v-1806" svg:viewBox="0 0 7102 1807">
          <text:p/>
        </draw:connector>
        <draw:connector draw:style-name="gr53" draw:text-style-name="P2" draw:layer="layout" svg:x1="15.61cm" svg:y1="24.843cm" svg:x2="19.233cm" svg:y2="24.548cm" draw:start-shape="id28" draw:start-glue-point="8" draw:end-shape="id33" draw:end-glue-point="0" svg:d="M15610 24843h1662v-796h1961v501" svg:viewBox="0 0 3624 797">
          <text:p/>
        </draw:connector>
        <draw:connector draw:style-name="gr53" draw:text-style-name="P2" draw:layer="layout" svg:x1="9.512cm" svg:y1="26.481cm" svg:x2="19.233cm" svg:y2="25.148cm" draw:start-shape="id29" draw:start-glue-point="8" draw:end-shape="id33" draw:end-glue-point="2" svg:d="M9512 26481h9721v-1333" svg:viewBox="0 0 9722 1334">
          <text:p/>
        </draw:connector>
        <draw:frame draw:style-name="gr66" draw:text-style-name="P33" draw:layer="layout" svg:width="4.445cm" svg:height="2.615cm" svg:x="11.212cm" svg:y="16.54cm">
          <draw:text-box>
            <text:p><text:span text:style-name="T21">Button</text:span><text:span text:style-name="T21">Preset1</text:span><text:span text:style-name="T21">,</text:span></text:p>
            <text:p><text:span text:style-name="T21">Button</text:span><text:span text:style-name="T21">Preset2</text:span><text:span text:style-name="T21">,</text:span></text:p>
            <text:p><text:span text:style-name="T21">Button</text:span><text:span text:style-name="T21">Preset3</text:span><text:span text:style-name="T21">,</text:span></text:p>
            <text:p><text:span text:style-name="T21">/</text:span><text:span text:style-name="T21">playSo</text:span><text:span text:style-name="T21">und()</text:span></text:p>
            <text:p><text:span text:style-name="T21">/</text:span><text:span text:style-name="T21">setLed(</text:span><text:span text:style-name="T21">)</text:span></text:p>
            <text:p><text:span text:style-name="T21">/</text:span><text:span text:style-name="T21">startMp</text:span><text:span text:style-name="T21">dPlayb</text:span><text:span text:style-name="T21">ack()</text:span></text:p>
          </draw:text-box>
        </draw:frame>
        <draw:frame draw:style-name="gr67" draw:text-style-name="P33" draw:layer="layout" svg:width="4.763cm" svg:height="2.221cm" svg:x="1.469cm" svg:y="21.872cm">
          <draw:text-box>
            <text:p><text:span text:style-name="T21">[isSpoti</text:span><text:span text:style-name="T21">fyConn</text:span><text:span text:style-name="T21">ected]</text:span></text:p>
            <text:p><text:span text:style-name="T21">Button</text:span><text:span text:style-name="T21">Play</text:span></text:p>
            <text:p><text:span text:style-name="T21">/</text:span><text:span text:style-name="T21">playSo</text:span><text:span text:style-name="T21">und()</text:span></text:p>
            <text:p><text:span text:style-name="T21">/</text:span><text:span text:style-name="T21">setLed(</text:span><text:span text:style-name="T21">)</text:span></text:p>
            <text:p><text:span text:style-name="T21">/</text:span><text:span text:style-name="T21">startSp</text:span><text:span text:style-name="T21">otifyPla</text:span><text:span text:style-name="T21">yback()</text:span></text:p>
          </draw:text-box>
        </draw:frame>
        <draw:frame draw:style-name="gr51" draw:text-style-name="P33" draw:layer="layout" svg:width="4.763cm" svg:height="2.221cm" svg:x="13.282cm" svg:y="20.463cm">
          <draw:text-box>
            <text:p><text:span text:style-name="T21">[not </text:span><text:span text:style-name="T21">isSpotif</text:span><text:span text:style-name="T21">yConne</text:span><text:span text:style-name="T21">cted]</text:span></text:p>
            <text:p><text:span text:style-name="T21">Button</text:span><text:span text:style-name="T21">Play</text:span></text:p>
            <text:p><text:span text:style-name="T21">/</text:span><text:span text:style-name="T21">playSo</text:span><text:span text:style-name="T21">und()</text:span></text:p>
            <text:p><text:span text:style-name="T21">/</text:span><text:span text:style-name="T21">setLed)</text:span></text:p>
            <text:p><text:span text:style-name="T21">/</text:span><text:span text:style-name="T21">startMp</text:span><text:span text:style-name="T21">dPlayb</text:span><text:span text:style-name="T21">ack()</text:span></text:p>
          </draw:text-box>
        </draw:frame>
        <draw:frame draw:style-name="gr65" draw:text-style-name="P33" draw:layer="layout" svg:width="3.493cm" svg:height="1.27cm" svg:x="7.032cm" svg:y="22.907cm">
          <draw:text-box>
            <text:p><text:span text:style-name="T21">Button</text:span><text:span text:style-name="T21">Stop</text:span></text:p>
            <text:p><text:span text:style-name="T21">/</text:span><text:span text:style-name="T21">gotoSta</text:span><text:span text:style-name="T21">ndby()</text:span></text:p>
          </draw:text-box>
        </draw:frame>
        <draw:frame draw:style-name="gr65" draw:text-style-name="P41" draw:layer="layout" svg:width="3.81cm" svg:height="1.27cm" svg:x="13.382cm" svg:y="19.297cm">
          <draw:text-box>
            <text:p><text:span text:style-name="T16">Volume</text:span><text:span text:style-name="T16">Chang</text:span><text:span text:style-name="T16">ed</text:span></text:p>
            <text:p><text:span text:style-name="T16">/</text:span><text:span text:style-name="T16">startMp</text:span><text:span text:style-name="T16">dPlayb</text:span><text:span text:style-name="T16">ack()</text:span></text:p>
          </draw:text-box>
        </draw:frame>
        <draw:frame draw:style-name="gr65" draw:text-style-name="P33" draw:layer="layout" svg:width="2.875cm" svg:height="1.27cm" svg:x="9.337cm" svg:y="21.002cm">
          <draw:text-box>
            <text:p><text:span text:style-name="T21">Button</text:span><text:span text:style-name="T21">Stop</text:span></text:p>
            <text:p><text:span text:style-name="T21">/</text:span><text:span text:style-name="T21">gotoSta</text:span><text:span text:style-name="T21">ndby()</text:span></text:p>
          </draw:text-box>
        </draw:frame>
        <draw:g draw:style-name="gr9" xml:id="id33" draw:id="id33">
          <draw:custom-shape draw:style-name="gr2" draw:text-style-name="P1" draw:layer="layout" svg:width="0.4cm" svg:height="0.4cm" svg:x="19.033cm" svg:y="24.6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8.933cm" svg:y="24.548cm">
            <draw:glue-point draw:id="12" svg:x="-0.283cm" svg:y="3.25cm"/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38" draw:layer="layout" svg:width="1.822cm" svg:height="0.952cm" svg:x="17.192cm" svg:y="25.013cm">
          <draw:text-box>
            <text:p><text:span text:style-name="T23">Error</text:span></text:p>
          </draw:text-box>
        </draw:frame>
      </draw:page>
      <draw:page draw:name="page4" draw:style-name="dp1" draw:master-page-name="Default">
        <draw:custom-shape draw:style-name="gr68" draw:text-style-name="P2" draw:layer="layout" svg:width="11.43cm" svg:height="24.447cm" svg:x="2.022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4cm" svg:height="0.4cm" svg:x="8.685cm" svg:y="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" draw:text-style-name="P1" draw:layer="layout" svg:width="0.4cm" svg:height="0.4cm" svg:x="6.177cm" svg:y="27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6.077cm" svg:y="27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9" draw:text-style-name="P43" draw:layer="layout" svg:width="3.81cm" svg:height="0.635cm" svg:x="3.54cm" svg:y="2.905cm">
          <text:p text:style-name="P42"><text:span text:style-name="T8">MainControl</text:span></text:p>
          <draw:enhanced-geometry svg:viewBox="0 0 21600 21600" draw:type="rectangle" draw:enhanced-path="M 0 0 L 21600 0 21600 21600 0 21600 0 0 Z N"/>
        </draw:custom-shape>
        <draw:g draw:style-name="gr1" xml:id="id34" draw:id="id34">
          <draw:custom-shape draw:style-name="gr2" draw:text-style-name="P1" draw:layer="layout" svg:width="0.4cm" svg:height="0.4cm" svg:x="13.27cm" svg:y="25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3.17cm" svg:y="2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 xml:id="id38" draw:id="id38">
          <draw:custom-shape draw:style-name="gr70" draw:text-style-name="P2" draw:layer="layout" svg:width="3.643cm" svg:height="3.61cm" svg:x="15.772cm" svg:y="15.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45" draw:layer="layout" svg:width="2.362cm" svg:height="0.47cm" svg:x="16.168cm" svg:y="15.2cm">
            <text:p text:style-name="P44"><text:span text:style-name="T24">WebService</text:span></text:p>
            <draw:enhanced-geometry svg:viewBox="0 0 21600 21600" draw:type="rectangle" draw:enhanced-path="M 0 0 L 21600 0 21600 21600 0 21600 0 0 Z N"/>
          </draw:custom-shape>
        </draw:g>
        <draw:g draw:style-name="gr9" xml:id="id35" draw:id="id35">
          <draw:custom-shape draw:style-name="gr72" draw:text-style-name="P46" draw:layer="layout" svg:width="3.477cm" svg:height="3.484cm" svg:x="15.922cm" svg:y="24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45" draw:layer="layout" svg:width="2.362cm" svg:height="0.488cm" svg:x="16.318cm" svg:y="23.86cm">
            <text:p text:style-name="P44"><text:span text:style-name="T24">ErrorHandler</text:span></text:p>
            <draw:enhanced-geometry svg:viewBox="0 0 21600 21600" draw:type="rectangle" draw:enhanced-path="M 0 0 L 21600 0 21600 21600 0 21600 0 0 Z N"/>
          </draw:custom-shape>
        </draw:g>
        <draw:g draw:style-name="gr9" xml:id="id40" draw:id="id40">
          <draw:custom-shape draw:style-name="gr74" draw:text-style-name="P47" draw:layer="layout" svg:width="3.658cm" svg:height="3.245cm" svg:x="15.687cm" svg:y="11.2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49" draw:layer="layout" svg:width="2.552cm" svg:height="0.438cm" svg:x="16.131cm" svg:y="10.785cm">
            <text:p text:style-name="P48"><text:span text:style-name="T25">SpotifyHandler</text:span></text:p>
            <draw:enhanced-geometry svg:viewBox="0 0 21600 21600" draw:type="rectangle" draw:enhanced-path="M 0 0 L 21600 0 21600 21600 0 21600 0 0 Z N"/>
          </draw:custom-shape>
        </draw:g>
        <draw:g draw:style-name="gr9" xml:id="id36" draw:id="id36">
          <draw:custom-shape draw:style-name="gr76" draw:text-style-name="P2" draw:layer="layout" svg:width="3.643cm" svg:height="3.321cm" svg:x="15.702cm" svg:y="20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45" draw:layer="layout" svg:width="2.362cm" svg:height="0.395cm" svg:x="16.098cm" svg:y="19.686cm">
            <text:p text:style-name="P44"><text:span text:style-name="T24">WifiService</text:span></text:p>
            <draw:enhanced-geometry svg:viewBox="0 0 21600 21600" draw:type="rectangle" draw:enhanced-path="M 0 0 L 21600 0 21600 21600 0 21600 0 0 Z N"/>
          </draw:custom-shape>
        </draw:g>
        <draw:g draw:style-name="gr9" xml:id="id42" draw:id="id42">
          <draw:custom-shape draw:style-name="gr78" draw:text-style-name="P46" draw:layer="layout" svg:width="3.476cm" svg:height="3.423cm" svg:x="15.704cm" svg:y="6.9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45" draw:layer="layout" svg:width="2.463cm" svg:height="0.406cm" svg:x="16.082cm" svg:y="6.586cm">
            <text:p text:style-name="P44"><text:span text:style-name="T24">USBHandler</text:span></text:p>
            <draw:enhanced-geometry svg:viewBox="0 0 21600 21600" draw:type="rectangle" draw:enhanced-path="M 0 0 L 21600 0 21600 21600 0 21600 0 0 Z N"/>
          </draw:custom-shape>
        </draw:g>
        <draw:g draw:style-name="gr9" xml:id="id44" draw:id="id44">
          <draw:custom-shape draw:style-name="gr78" draw:text-style-name="P46" draw:layer="layout" svg:width="3.476cm" svg:height="3.423cm" svg:x="15.705cm" svg:y="2.6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45" draw:layer="layout" svg:width="2.779cm" svg:height="0.406cm" svg:x="16.083cm" svg:y="2.287cm">
            <text:p text:style-name="P44"><text:span text:style-name="T24">VolumeHandlerr</text:span></text:p>
            <draw:enhanced-geometry svg:viewBox="0 0 21600 21600" draw:type="rectangle" draw:enhanced-path="M 0 0 L 21600 0 21600 21600 0 21600 0 0 Z N"/>
          </draw:custom-shape>
        </draw:g>
        <draw:connector draw:style-name="gr81" draw:text-style-name="P2" draw:layer="layout" svg:x1="13.77cm" svg:y1="26.105cm" svg:x2="15.922cm" svg:y2="25.846cm" draw:start-shape="id34" draw:start-glue-point="1" draw:end-shape="id35" draw:end-glue-point="3" svg:d="M13770 26105h1076v-259h1076" svg:viewBox="0 0 2153 260">
          <text:p/>
        </draw:connector>
        <draw:custom-shape draw:style-name="gr7" draw:text-style-name="P1" xml:id="id45" draw:id="id45" draw:layer="layout" svg:width="0.4cm" svg:height="0.4cm" svg:x="13.286cm" svg:y="5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3" draw:id="id43" draw:layer="layout" svg:width="0.4cm" svg:height="0.4cm" svg:x="13.287cm" svg:y="7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3.288cm" svg:y="10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1" draw:id="id41" draw:layer="layout" svg:width="0.4cm" svg:height="0.4cm" svg:x="13.288cm" svg:y="12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3.288cm" svg:y="15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9" draw:id="id39" draw:layer="layout" svg:width="0.4cm" svg:height="0.4cm" svg:x="13.288cm" svg:y="18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7" draw:id="id37" draw:layer="layout" svg:width="0.4cm" svg:height="0.4cm" svg:x="13.288cm" svg:y="2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38" draw:layer="layout" svg:width="2.223cm" svg:height="0.806cm" svg:x="11.694cm" svg:y="25.765cm">
          <draw:text-box>
            <text:p><text:span text:style-name="T23">Error</text:span></text:p>
          </draw:text-box>
        </draw:frame>
        <draw:connector draw:style-name="gr81" draw:text-style-name="P2" draw:layer="layout" svg:x1="15.702cm" svg:y1="21.544cm" svg:x2="13.688cm" svg:y2="22.661cm" draw:start-shape="id36" draw:start-glue-point="3" draw:end-shape="id37" draw:end-glue-point="10" svg:d="M15702 21544h-1007v1117h-1007" svg:viewBox="0 0 2015 1118">
          <text:p/>
        </draw:connector>
        <draw:connector draw:style-name="gr81" draw:text-style-name="P2" draw:layer="layout" svg:x1="15.772cm" svg:y1="17.24cm" svg:x2="13.63cm" svg:y2="18.903cm" draw:start-shape="id38" draw:end-shape="id39" draw:end-glue-point="9" svg:d="M15772 17240h-1042v1663h-1100" svg:viewBox="0 0 2143 1664">
          <text:p/>
        </draw:connector>
        <draw:connector draw:style-name="gr81" draw:text-style-name="P2" draw:layer="layout" svg:x1="15.687cm" svg:y1="12.631cm" svg:x2="13.688cm" svg:y2="12.961cm" draw:start-shape="id40" draw:start-glue-point="3" draw:end-shape="id41" draw:end-glue-point="10" svg:d="M15687 12631h-999v330h-1000" svg:viewBox="0 0 2000 331">
          <text:p/>
        </draw:connector>
        <draw:connector draw:style-name="gr81" draw:text-style-name="P2" draw:layer="layout" svg:x1="15.704cm" svg:y1="8.5cm" svg:x2="13.687cm" svg:y2="8.06cm" draw:start-shape="id42" draw:start-glue-point="3" draw:end-shape="id43" draw:end-glue-point="10" svg:d="M15704 8500h-1008v-440h-1009" svg:viewBox="0 0 2018 441">
          <text:p/>
        </draw:connector>
        <draw:connector draw:style-name="gr81" draw:text-style-name="P2" draw:layer="layout" svg:x1="15.705cm" svg:y1="4.201cm" svg:x2="13.686cm" svg:y2="5.559cm" draw:start-shape="id44" draw:start-glue-point="3" draw:end-shape="id45" draw:end-glue-point="10" svg:d="M15705 4201h-1009v1358h-1010" svg:viewBox="0 0 2020 1359">
          <text:p/>
        </draw:connector>
        <draw:frame draw:style-name="gr83" draw:text-style-name="P38" draw:layer="layout" svg:width="2.222cm" svg:height="0.962cm" svg:x="11.16cm" svg:y="5.118cm">
          <draw:text-box>
            <text:p><text:span text:style-name="T23">Volu</text:span><text:span text:style-name="T23">me</text:span></text:p>
          </draw:text-box>
        </draw:frame>
        <draw:frame draw:style-name="gr83" draw:text-style-name="P38" draw:layer="layout" svg:width="1.905cm" svg:height="0.962cm" svg:x="11.477cm" svg:y="7.658cm">
          <draw:text-box>
            <text:p><text:span text:style-name="T23">USB</text:span></text:p>
          </draw:text-box>
        </draw:frame>
        <draw:frame draw:style-name="gr83" draw:text-style-name="P38" draw:layer="layout" svg:width="2.222cm" svg:height="0.962cm" svg:x="11.143cm" svg:y="12.43cm">
          <draw:text-box>
            <text:p><text:span text:style-name="T23">Spoti</text:span><text:span text:style-name="T23">fy</text:span></text:p>
          </draw:text-box>
        </draw:frame>
        <draw:frame draw:style-name="gr83" draw:text-style-name="P38" draw:layer="layout" svg:width="1.905cm" svg:height="0.962cm" svg:x="11.76cm" svg:y="18.387cm">
          <draw:text-box>
            <text:p><text:span text:style-name="T23">Web</text:span></text:p>
          </draw:text-box>
        </draw:frame>
        <draw:frame draw:style-name="gr83" draw:text-style-name="P38" draw:layer="layout" svg:width="1.587cm" svg:height="0.962cm" svg:x="11.86cm" svg:y="22.345cm">
          <draw:text-box>
            <text:p><text:span text:style-name="T23">WiFi</text:span></text:p>
          </draw:text-box>
        </draw:frame>
        <draw:frame draw:style-name="gr84" draw:text-style-name="P36" draw:layer="layout" svg:width="4.445cm" svg:height="1.673cm" svg:x="10.525cm" svg:y="1.317cm">
          <draw:text-box>
            <text:p>PowerSuppl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6:23:47.322558208</meta:creation-date>
    <meta:generator>LibreOffice/24.2.7.2$Linux_X86_64 LibreOffice_project/420$Build-2</meta:generator>
    <dc:date>2026-04-10T17:58:41.815964128</dc:date>
    <meta:editing-duration>PT2H13M16S</meta:editing-duration>
    <meta:editing-cycles>22</meta:editing-cycles>
    <meta:print-date>2026-04-03T16:45:26.431431754</meta:print-date>
    <meta:document-statistic meta:object-count="254"/>
  </office:meta>
</office:document-meta>
</file>